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00cc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3333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cc33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00cc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5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3333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cc33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72">
      <style:graphic-properties draw:fill="solid" draw:fill-color="#729fcf" draw:opacity="100%" draw:stroke="solid" svg:stroke-width="0.02778in" svg:stroke-color="#3465a4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2.44094in" svg:y="1.10236in" svg:width="2.04724in" svg:height="0.62992in" draw:id="id73" draw:style-name="a537" draw:name="Forme libre : forme 1">
          <svg:title/>
          <svg:desc/>
          <text:p text:style-name="a536" text:class-names="" text:cond-style-name=""><text:span text:style-name="a535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48819in" svg:y="1.10236in" svg:width="2.04724in" svg:height="0.62992in" draw:id="id74" draw:style-name="a540" draw:name="Forme libre : forme 2">
          <svg:title/>
          <svg:desc/>
          <text:p text:style-name="a539" text:class-names="" text:cond-style-name=""><text:span text:style-name="a538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3543in" svg:y="1.10236in" svg:width="2.04724in" svg:height="0.62992in" draw:id="id75" draw:style-name="a543" draw:name="Forme libre : forme 3">
          <svg:title/>
          <svg:desc/>
          <text:p text:style-name="a542" text:class-names="" text:cond-style-name=""><text:span text:style-name="a541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58268in" svg:y="1.10236in" svg:width="2.04724in" svg:height="0.62992in" draw:id="id76" draw:style-name="a546" draw:name="Forme libre : forme 4">
          <svg:title/>
          <svg:desc/>
          <text:p text:style-name="a545" text:class-names="" text:cond-style-name=""><text:span text:style-name="a544" text:class-names="">004C961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622in" svg:y="2.12598in" svg:width="2.04724in" svg:height="0.62992in" draw:id="id77" draw:style-name="a549" draw:name="Forme libre : forme 5">
          <svg:title/>
          <svg:desc/>
          <text:p text:style-name="a548" text:class-names="" text:cond-style-name=""><text:span text:style-name="a547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40945in" svg:y="2.12598in" svg:width="2.04724in" svg:height="0.62992in" draw:id="id78" draw:style-name="a552" draw:name="Forme libre : forme 6">
          <svg:title/>
          <svg:desc/>
          <text:p text:style-name="a551" text:class-names="" text:cond-style-name=""><text:span text:style-name="a550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45669in" svg:y="2.12598in" svg:width="2.04724in" svg:height="0.62992in" draw:id="id79" draw:style-name="a555" draw:name="Forme libre : forme 7">
          <svg:title/>
          <svg:desc/>
          <text:p text:style-name="a554" text:class-names="" text:cond-style-name=""><text:span text:style-name="a553" text:class-names="">004C961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50394in" svg:y="2.12598in" svg:width="2.04724in" svg:height="0.62992in" draw:id="id80" draw:style-name="a558" draw:name="Forme libre : forme 8">
          <svg:title/>
          <svg:desc/>
          <text:p text:style-name="a557" text:class-names="" text:cond-style-name=""><text:span text:style-name="a556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1" draw:style-name="a561" draw:name="ZoneTexte 9" svg:x="0.94488in" svg:y="1.41732in" svg:width="0.87756in" svg:height="0.37874in">
          <draw:text-box>
            <text:p text:style-name="a560" text:class-names="" text:cond-style-name=""><text:span text:style-name="a559" text:class-names="">xmm2</text:span></text:p>
          </draw:text-box>
          <svg:title/>
          <svg:desc/>
        </draw:frame>
        <draw:frame draw:id="id82" draw:style-name="a564" draw:name="ZoneTexte 10" svg:x="0.93346in" svg:y="2.3622in" svg:width="0.87756in" svg:height="0.37874in">
          <draw:text-box>
            <text:p text:style-name="a563" text:class-names="" text:cond-style-name=""><text:span text:style-name="a562" text:class-names="">xmm2</text:span></text:p>
          </draw:text-box>
          <svg:title/>
          <svg:desc/>
        </draw:frame>
        <draw:custom-shape svg:x="2.44094in" svg:y="3.14961in" svg:width="2.04724in" svg:height="0.62992in" draw:id="id83" draw:style-name="a567" draw:name="Forme libre : forme 11">
          <svg:title/>
          <svg:desc/>
          <text:p text:style-name="a566" text:class-names="" text:cond-style-name=""><text:span text:style-name="a565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48819in" svg:y="3.14961in" svg:width="2.04724in" svg:height="0.62992in" draw:id="id84" draw:style-name="a570" draw:name="Forme libre : forme 12">
          <svg:title/>
          <svg:desc/>
          <text:p text:style-name="a569" text:class-names="" text:cond-style-name=""><text:span text:style-name="a568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3543in" svg:y="3.14961in" svg:width="2.04724in" svg:height="0.62992in" draw:id="id85" draw:style-name="a573" draw:name="Forme libre : forme 13">
          <svg:title/>
          <svg:desc/>
          <text:p text:style-name="a572" text:class-names="" text:cond-style-name=""><text:span text:style-name="a571" text:class-names="">004C961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58268in" svg:y="3.14961in" svg:width="2.04724in" svg:height="0.62992in" draw:id="id86" draw:style-name="a576" draw:name="Forme libre : forme 14">
          <svg:title/>
          <svg:desc/>
          <text:p text:style-name="a575" text:class-names="" text:cond-style-name=""><text:span text:style-name="a574" text:class-names="">004C961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7" draw:style-name="a579" draw:name="ZoneTexte 15" svg:x="1.1811in" svg:y="3.32205in" svg:width="0.87756in" svg:height="0.37874in">
          <draw:text-box>
            <text:p text:style-name="a578" text:class-names="" text:cond-style-name=""><text:span text:style-name="a577" text:class-names="">xmm1</text:span></text:p>
          </draw:text-box>
          <svg:title/>
          <svg:desc/>
        </draw:frame>
        <draw:custom-shape svg:x="2.99213in" svg:y="4.17323in" svg:width="0.55118in" svg:height="0.55118in" draw:id="id88" draw:style-name="a582" draw:name="Forme libre : forme 16">
          <svg:title/>
          <svg:desc/>
          <text:p text:style-name="a581" text:class-names="" text:cond-style-name=""><text:span text:style-name="a580" text:class-names="">0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4331in" svg:y="4.17323in" svg:width="0.55118in" svg:height="0.55118in" draw:id="id89" draw:style-name="a585" draw:name="Forme libre : forme 17">
          <svg:title/>
          <svg:desc/>
          <text:p text:style-name="a584" text:class-names="" text:cond-style-name=""><text:span text:style-name="a583" text:class-names="">4C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09449in" svg:y="4.17323in" svg:width="0.55118in" svg:height="0.55118in" draw:id="id90" draw:style-name="a588" draw:name="Forme libre : forme 18">
          <svg:title/>
          <svg:desc/>
          <text:p text:style-name="a587" text:class-names="" text:cond-style-name=""><text:span text:style-name="a586" text:class-names="">0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64567in" svg:y="4.17323in" svg:width="0.55118in" svg:height="0.55118in" draw:id="id91" draw:style-name="a591" draw:name="Forme libre : forme 19">
          <svg:title/>
          <svg:desc/>
          <text:p text:style-name="a590" text:class-names="" text:cond-style-name=""><text:span text:style-name="a589" text:class-names="">96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9685in" svg:y="4.17323in" svg:width="0.55118in" svg:height="0.55118in" draw:id="id92" draw:style-name="a594" draw:name="Forme libre : forme 20">
          <svg:title/>
          <svg:desc/>
          <text:p text:style-name="a593" text:class-names="" text:cond-style-name=""><text:span text:style-name="a592" text:class-names="">0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74803in" svg:y="4.17323in" svg:width="0.55118in" svg:height="0.55118in" draw:id="id93" draw:style-name="a597" draw:name="Forme libre : forme 21">
          <svg:title/>
          <svg:desc/>
          <text:p text:style-name="a596" text:class-names="" text:cond-style-name=""><text:span text:style-name="a595" text:class-names="">1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9921in" svg:y="4.17323in" svg:width="0.55118in" svg:height="0.55118in" draw:id="id94" draw:style-name="a600" draw:name="Forme libre : forme 22">
          <svg:title/>
          <svg:desc/>
          <text:p text:style-name="a599" text:class-names="" text:cond-style-name=""><text:span text:style-name="a598" text:class-names="">0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85039in" svg:y="4.17323in" svg:width="0.55118in" svg:height="0.55118in" draw:id="id95" draw:style-name="a603" draw:name="Forme libre : forme 23">
          <svg:title/>
          <svg:desc/>
          <text:p text:style-name="a602" text:class-names="" text:cond-style-name=""><text:span text:style-name="a601" text:class-names="">0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0157in" svg:y="4.17323in" svg:width="0.55118in" svg:height="0.55118in" draw:id="id96" draw:style-name="a606" draw:name="Forme libre : forme 24">
          <svg:title/>
          <svg:desc/>
          <text:p text:style-name="a605" text:class-names="" text:cond-style-name=""><text:span text:style-name="a604" text:class-names="">0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5276in" svg:y="4.17323in" svg:width="0.55118in" svg:height="0.55118in" draw:id="id97" draw:style-name="a609" draw:name="Forme libre : forme 25">
          <svg:title/>
          <svg:desc/>
          <text:p text:style-name="a608" text:class-names="" text:cond-style-name=""><text:span text:style-name="a607" text:class-names="">4C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50394in" svg:y="4.17323in" svg:width="0.55118in" svg:height="0.55118in" draw:id="id98" draw:style-name="a612" draw:name="Forme libre : forme 26">
          <svg:title/>
          <svg:desc/>
          <text:p text:style-name="a611" text:class-names="" text:cond-style-name=""><text:span text:style-name="a610" text:class-names="">0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5512in" svg:y="4.17323in" svg:width="0.55118in" svg:height="0.55118in" draw:id="id99" draw:style-name="a615" draw:name="Forme libre : forme 27">
          <svg:title/>
          <svg:desc/>
          <text:p text:style-name="a614" text:class-names="" text:cond-style-name=""><text:span text:style-name="a613" text:class-names="">96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063in" svg:y="4.17323in" svg:width="0.55118in" svg:height="0.55118in" draw:id="id100" draw:style-name="a618" draw:name="Forme libre : forme 28">
          <svg:title/>
          <svg:desc/>
          <text:p text:style-name="a617" text:class-names="" text:cond-style-name=""><text:span text:style-name="a616" text:class-names="">0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0.15748in" svg:y="4.17323in" svg:width="0.55118in" svg:height="0.55118in" draw:id="id101" draw:style-name="a621" draw:name="Forme libre : forme 29">
          <svg:title/>
          <svg:desc/>
          <text:p text:style-name="a620" text:class-names="" text:cond-style-name=""><text:span text:style-name="a619" text:class-names="">1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4094in" svg:y="4.17323in" svg:width="0.55118in" svg:height="0.55118in" draw:id="id102" draw:style-name="a624" draw:name="Forme libre : forme 30">
          <svg:title/>
          <svg:desc/>
          <text:p text:style-name="a623" text:class-names="" text:cond-style-name=""><text:span text:style-name="a622" text:class-names="">0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8976in" svg:y="4.17323in" svg:width="0.55118in" svg:height="0.55118in" draw:id="id103" draw:style-name="a627" draw:name="Forme libre : forme 31">
          <svg:title/>
          <svg:desc/>
          <text:p text:style-name="a626" text:class-names="" text:cond-style-name=""><text:span text:style-name="a625" text:class-names="">0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4" draw:style-name="a630" draw:name="ZoneTexte 32" svg:x="0.93346in" svg:y="4.26693in" svg:width="1.49606in" svg:height="0.65866in">
          <draw:text-box>
            <text:p text:style-name="a629" text:class-names="" text:cond-style-name=""><text:span text:style-name="a628" text:class-names="">xmm1</text:span></text:p>
          </draw:text-box>
          <svg:title/>
          <svg:desc/>
        </draw:frame>
        <draw:custom-shape svg:x="2.28346in" svg:y="5.19685in" svg:width="2.04724in" svg:height="0.62992in" draw:id="id105" draw:style-name="a633" draw:name="Forme libre : forme 33">
          <svg:title/>
          <svg:desc/>
          <text:p text:style-name="a632" text:class-names="" text:cond-style-name=""><text:span text:style-name="a631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33071in" svg:y="5.19685in" svg:width="2.04724in" svg:height="0.62992in" draw:id="id106" draw:style-name="a636" draw:name="Forme libre : forme 34">
          <svg:title/>
          <svg:desc/>
          <text:p text:style-name="a635" text:class-names="" text:cond-style-name=""><text:span text:style-name="a634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37795in" svg:y="5.19685in" svg:width="2.04724in" svg:height="0.62992in" draw:id="id107" draw:style-name="a639" draw:name="Forme libre : forme 35">
          <svg:title/>
          <svg:desc/>
          <text:p text:style-name="a638" text:class-names="" text:cond-style-name=""><text:span text:style-name="a637" text:class-names="">I2 R2 V2 B2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4252in" svg:y="5.19685in" svg:width="2.04724in" svg:height="0.62992in" draw:id="id108" draw:style-name="a642" draw:name="Forme libre : forme 36">
          <svg:title/>
          <svg:desc/>
          <text:p text:style-name="a641" text:class-names="" text:cond-style-name=""><text:span text:style-name="a640" text:class-names="">I1 R1 V1 B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4961in" svg:y="6.06299in" svg:width="0.55118in" svg:height="0.55118in" draw:id="id109" draw:style-name="a646" draw:name="Forme libre : forme 37">
          <svg:title/>
          <svg:desc/>
          <text:p text:style-name="a645" text:class-names="" text:cond-style-name=""><text:span text:style-name="a643" text:class-names="">00</text:span><text:span text:style-name="a64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0079in" svg:y="6.06299in" svg:width="0.55118in" svg:height="0.55118in" draw:id="id110" draw:style-name="a649" draw:name="Forme libre : forme 38">
          <svg:title/>
          <svg:desc/>
          <text:p text:style-name="a648" text:class-names="" text:cond-style-name=""><text:span text:style-name="a647" text:class-names="">R2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25197in" svg:y="6.06299in" svg:width="0.55118in" svg:height="0.55118in" draw:id="id111" draw:style-name="a653" draw:name="Forme libre : forme 39">
          <svg:title/>
          <svg:desc/>
          <text:p text:style-name="a652" text:class-names="" text:cond-style-name=""><text:span text:style-name="a650" text:class-names="">00</text:span><text:span text:style-name="a65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0315in" svg:y="6.06299in" svg:width="0.55118in" svg:height="0.55118in" draw:id="id112" draw:style-name="a656" draw:name="Forme libre : forme 40">
          <svg:title/>
          <svg:desc/>
          <text:p text:style-name="a655" text:class-names="" text:cond-style-name=""><text:span text:style-name="a654" text:class-names="">V2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5433in" svg:y="6.06299in" svg:width="0.55118in" svg:height="0.55118in" draw:id="id113" draw:style-name="a660" draw:name="Forme libre : forme 41">
          <svg:title/>
          <svg:desc/>
          <text:p text:style-name="a659" text:class-names="" text:cond-style-name=""><text:span text:style-name="a657" text:class-names="">00</text:span><text:span text:style-name="a65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0551in" svg:y="6.06299in" svg:width="0.55118in" svg:height="0.55118in" draw:id="id114" draw:style-name="a663" draw:name="Forme libre : forme 42">
          <svg:title/>
          <svg:desc/>
          <text:p text:style-name="a662" text:class-names="" text:cond-style-name=""><text:span text:style-name="a661" text:class-names="">B2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45669in" svg:y="6.06299in" svg:width="0.55118in" svg:height="0.55118in" draw:id="id115" draw:style-name="a667" draw:name="Forme libre : forme 43">
          <svg:title/>
          <svg:desc/>
          <text:p text:style-name="a666" text:class-names="" text:cond-style-name=""><text:span text:style-name="a664" text:class-names="">00</text:span><text:span text:style-name="a66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0787in" svg:y="6.06299in" svg:width="0.55118in" svg:height="0.55118in" draw:id="id116" draw:style-name="a670" draw:name="Forme libre : forme 44">
          <svg:title/>
          <svg:desc/>
          <text:p text:style-name="a669" text:class-names="" text:cond-style-name=""><text:span text:style-name="a668" text:class-names="">I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55906in" svg:y="6.06299in" svg:width="0.55118in" svg:height="0.55118in" draw:id="id117" draw:style-name="a674" draw:name="Forme libre : forme 45">
          <svg:title/>
          <svg:desc/>
          <text:p text:style-name="a673" text:class-names="" text:cond-style-name=""><text:span text:style-name="a671" text:class-names="">00</text:span><text:span text:style-name="a67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1024in" svg:y="6.06299in" svg:width="0.55118in" svg:height="0.55118in" draw:id="id118" draw:style-name="a677" draw:name="Forme libre : forme 46">
          <svg:title/>
          <svg:desc/>
          <text:p text:style-name="a676" text:class-names="" text:cond-style-name=""><text:span text:style-name="a675" text:class-names="">R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66142in" svg:y="6.06299in" svg:width="0.55118in" svg:height="0.55118in" draw:id="id119" draw:style-name="a681" draw:name="Forme libre : forme 47">
          <svg:title/>
          <svg:desc/>
          <text:p text:style-name="a680" text:class-names="" text:cond-style-name=""><text:span text:style-name="a678" text:class-names="">00</text:span><text:span text:style-name="a6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2126in" svg:y="6.06299in" svg:width="0.55118in" svg:height="0.55118in" draw:id="id120" draw:style-name="a684" draw:name="Forme libre : forme 48">
          <svg:title/>
          <svg:desc/>
          <text:p text:style-name="a683" text:class-names="" text:cond-style-name=""><text:span text:style-name="a682" text:class-names="">V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6378in" svg:y="6.06299in" svg:width="0.55118in" svg:height="0.55118in" draw:id="id121" draw:style-name="a688" draw:name="Forme libre : forme 49">
          <svg:title/>
          <svg:desc/>
          <text:p text:style-name="a687" text:class-names="" text:cond-style-name=""><text:span text:style-name="a685" text:class-names="">00</text:span><text:span text:style-name="a6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0.31496in" svg:y="6.06299in" svg:width="0.55118in" svg:height="0.55118in" draw:id="id122" draw:style-name="a691" draw:name="Forme libre : forme 50">
          <svg:title/>
          <svg:desc/>
          <text:p text:style-name="a690" text:class-names="" text:cond-style-name=""><text:span text:style-name="a689" text:class-names="">B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59843in" svg:y="6.06299in" svg:width="0.55118in" svg:height="0.55118in" draw:id="id123" draw:style-name="a694" draw:name="Forme libre : forme 51">
          <svg:title/>
          <svg:desc/>
          <text:p text:style-name="a693" text:class-names="" text:cond-style-name=""><text:span text:style-name="a692" text:class-names="">I2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04724in" svg:y="6.06299in" svg:width="0.55118in" svg:height="0.55118in" draw:id="id124" draw:style-name="a698" draw:name="Forme libre : forme 52">
          <svg:title/>
          <svg:desc/>
          <text:p text:style-name="a697" text:class-names="" text:cond-style-name=""><text:span text:style-name="a695" text:class-names="">00</text:span><text:span text:style-name="a69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5" draw:style-name="a701" draw:name="ZoneTexte 53" svg:x="0.86614in" svg:y="5.27559in" svg:width="0.87756in" svg:height="0.37874in">
          <draw:text-box>
            <text:p text:style-name="a700" text:class-names="" text:cond-style-name=""><text:span text:style-name="a699" text:class-names="">xmm0</text:span></text:p>
          </draw:text-box>
          <svg:title/>
          <svg:desc/>
        </draw:frame>
        <draw:frame draw:id="id126" draw:style-name="a704" draw:name="ZoneTexte 54" svg:x="0.86614in" svg:y="6.06299in" svg:width="1.1811in" svg:height="0.61496in">
          <draw:text-box>
            <text:p text:style-name="a703" text:class-names="" text:cond-style-name=""><text:span text:style-name="a702" text:class-names="">xmm0</text:span></text:p>
          </draw:text-box>
          <svg:title/>
          <svg:desc/>
        </draw:frame>
        <draw:custom-shape svg:x="2.3622in" svg:y="7.00787in" svg:width="2.04724in" svg:height="0.62992in" draw:id="id127" draw:style-name="a707" draw:name="Forme libre : forme 55">
          <svg:title/>
          <svg:desc/>
          <text:p text:style-name="a706" text:class-names="" text:cond-style-name=""><text:span text:style-name="a705" text:class-names="">0*I2 + 4C*R2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40945in" svg:y="7.00787in" svg:width="2.04724in" svg:height="0.62992in" draw:id="id128" draw:style-name="a710" draw:name="Forme libre : forme 56">
          <svg:title/>
          <svg:desc/>
          <text:p text:style-name="a709" text:class-names="" text:cond-style-name=""><text:span text:style-name="a708" text:class-names="">96*V2+1D*B2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45669in" svg:y="7.00787in" svg:width="2.04724in" svg:height="0.62992in" draw:id="id129" draw:style-name="a713" draw:name="Forme libre : forme 57">
          <svg:title/>
          <svg:desc/>
          <text:p text:style-name="a712" text:class-names="" text:cond-style-name=""><text:span text:style-name="a711" text:class-names="">0*I1+4C*R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50394in" svg:y="7.00787in" svg:width="2.04724in" svg:height="0.62992in" draw:id="id130" draw:style-name="a716" draw:name="Forme libre : forme 58">
          <svg:title/>
          <svg:desc/>
          <text:p text:style-name="a715" text:class-names="" text:cond-style-name=""><text:span text:style-name="a714" text:class-names="">96*V1+1D*B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1" draw:style-name="a719" draw:name="ZoneTexte 59" svg:x="0.93346in" svg:y="7.24409in" svg:width="0.87756in" svg:height="0.37874in">
          <draw:text-box>
            <text:p text:style-name="a718" text:class-names="" text:cond-style-name=""><text:span text:style-name="a717" text:class-names="">xmm0</text:span></text:p>
          </draw:text-box>
          <svg:title/>
          <svg:desc/>
        </draw:frame>
        <presentation:notes draw:style-name="a725">
          <draw:frame draw:id="id132" draw:style-name="a722" draw:name="Espace réservé du numéro de diapositive 6" svg:x="4.67953in" svg:y="11.10827in" svg:width="3.5878in" svg:height="0.58425in">
            <draw:text-box>
              <text:p text:style-name="a721" text:class-names="" text:cond-style-name=""><text:span text:style-name="a72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33" presentation:style-name="a723" draw:name="Espace réservé de l'image des diapositives 1">
            <svg:title/>
            <svg:desc/>
          </draw:page-thumbnail>
          <draw:frame draw:id="id134" presentation:style-name="a72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726" draw:master-page-name="Master1-Layout7-blank-Vide" presentation:presentation-page-layout-name="Master1-PPL7" draw:id="Slide-257">
        <draw:custom-shape svg:x="1.41732in" svg:y="0.55118in" svg:width="2.04724in" svg:height="0.62992in" draw:id="id135" draw:style-name="a729" draw:name="Forme libre : forme 1">
          <svg:title/>
          <svg:desc/>
          <text:p text:style-name="a728" text:class-names="" text:cond-style-name=""><text:span text:style-name="a727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46457in" svg:y="0.55118in" svg:width="2.04724in" svg:height="0.62992in" draw:id="id136" draw:style-name="a732" draw:name="Forme libre : forme 2">
          <svg:title/>
          <svg:desc/>
          <text:p text:style-name="a731" text:class-names="" text:cond-style-name=""><text:span text:style-name="a730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51181in" svg:y="0.55118in" svg:width="2.04724in" svg:height="0.62992in" draw:id="id137" draw:style-name="a735" draw:name="Forme libre : forme 3">
          <svg:title/>
          <svg:desc/>
          <text:p text:style-name="a734" text:class-names="" text:cond-style-name=""><text:span text:style-name="a733" text:class-names="">4C*R2+96*V2+1D*B2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55906in" svg:y="0.55118in" svg:width="2.04724in" svg:height="0.62992in" draw:id="id138" draw:style-name="a738" draw:name="Forme libre : forme 4">
          <svg:title/>
          <svg:desc/>
          <text:p text:style-name="a737" text:class-names="" text:cond-style-name=""><text:span text:style-name="a736" text:class-names="">4C*R1+96*V1+1D*B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9" draw:style-name="a741" draw:name="ZoneTexte 5" svg:x="0.55118in" svg:y="0.62992in" svg:width="0.87756in" svg:height="0.37874in">
          <draw:text-box>
            <text:p text:style-name="a740" text:class-names="" text:cond-style-name=""><text:span text:style-name="a739" text:class-names="">xmm0</text:span></text:p>
          </draw:text-box>
          <svg:title/>
          <svg:desc/>
        </draw:frame>
        <draw:custom-shape svg:x="4.17323in" svg:y="2.20472in" svg:width="2.04724in" svg:height="0.62992in" draw:id="id140" draw:style-name="a744" draw:name="Forme libre : forme 6">
          <svg:title/>
          <svg:desc/>
          <text:p text:style-name="a743" text:class-names="" text:cond-style-name=""><text:span text:style-name="a742" text:class-names="">4C*R1+96*V1+1D*B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1" draw:style-name="a747" draw:name="ZoneTexte 7" svg:x="2.83465in" svg:y="2.3622in" svg:width="0.59921in" svg:height="0.37874in">
          <draw:text-box>
            <text:p text:style-name="a746" text:class-names="" text:cond-style-name=""><text:span text:style-name="a745" text:class-names="">eax</text:span></text:p>
          </draw:text-box>
          <svg:title/>
          <svg:desc/>
        </draw:frame>
        <draw:custom-shape svg:x="1.33858in" svg:y="3.30709in" svg:width="2.04724in" svg:height="0.62992in" draw:id="id142" draw:style-name="a750" draw:name="Forme libre : forme 8">
          <svg:title/>
          <svg:desc/>
          <text:p text:style-name="a749" text:class-names="" text:cond-style-name=""><text:span text:style-name="a748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8583in" svg:y="3.30709in" svg:width="2.04724in" svg:height="0.62992in" draw:id="id143" draw:style-name="a753" draw:name="Forme libre : forme 9">
          <svg:title/>
          <svg:desc/>
          <text:p text:style-name="a752" text:class-names="" text:cond-style-name=""><text:span text:style-name="a751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3307in" svg:y="3.30709in" svg:width="2.04724in" svg:height="0.62992in" draw:id="id144" draw:style-name="a756" draw:name="Forme libre : forme 10">
          <svg:title/>
          <svg:desc/>
          <text:p text:style-name="a755" text:class-names="" text:cond-style-name=""><text:span text:style-name="a754" text:class-names="">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8031in" svg:y="3.30709in" svg:width="2.04724in" svg:height="0.62992in" draw:id="id145" draw:style-name="a759" draw:name="Forme libre : forme 11">
          <svg:title/>
          <svg:desc/>
          <text:p text:style-name="a758" text:class-names="" text:cond-style-name=""><text:span text:style-name="a757" text:class-names="">4C*R2+96*V2+1D*B2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6" draw:style-name="a762" draw:name="ZoneTexte 12" svg:x="0.47244in" svg:y="3.38583in" svg:width="0.87756in" svg:height="0.37874in">
          <draw:text-box>
            <text:p text:style-name="a761" text:class-names="" text:cond-style-name=""><text:span text:style-name="a760" text:class-names="">xmm0</text:span></text:p>
          </draw:text-box>
          <svg:title/>
          <svg:desc/>
        </draw:frame>
        <draw:custom-shape svg:x="4.33071in" svg:y="4.64567in" svg:width="2.04724in" svg:height="0.62992in" draw:id="id147" draw:style-name="a765" draw:name="Forme libre : forme 13">
          <svg:title/>
          <svg:desc/>
          <text:p text:style-name="a764" text:class-names="" text:cond-style-name=""><text:span text:style-name="a763" text:class-names="">4C*R2+96*V2+1D*B2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8" draw:style-name="a768" draw:name="ZoneTexte 14" svg:x="2.99213in" svg:y="4.80315in" svg:width="0.59921in" svg:height="0.37874in">
          <draw:text-box>
            <text:p text:style-name="a767" text:class-names="" text:cond-style-name=""><text:span text:style-name="a766" text:class-names="">eax</text:span></text:p>
          </draw:text-box>
          <svg:title/>
          <svg:desc/>
        </draw:frame>
        <presentation:notes draw:style-name="a774">
          <draw:frame draw:id="id149" draw:style-name="a771" draw:name="Espace réservé du numéro de diapositive 6" svg:x="4.67953in" svg:y="11.10827in" svg:width="3.5878in" svg:height="0.58425in">
            <draw:text-box>
              <text:p text:style-name="a770" text:class-names="" text:cond-style-name=""><text:span text:style-name="a76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50" presentation:style-name="a772" draw:name="Espace réservé de l'image des diapositives 1">
            <svg:title/>
            <svg:desc/>
          </draw:page-thumbnail>
          <draw:frame draw:id="id151" presentation:style-name="a77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Geoffrey Perrin</dc:creator>
    <meta:creation-date>2017-11-29T15:11:01Z</meta:creation-date>
    <dc:date>2018-01-05T13:48:49Z</dc:date>
    <meta:editing-cycles>6</meta:editing-cycles>
    <meta:editing-duration>PT61241S</meta:editing-duration>
    <meta:document-statistic meta:paragraph-count="75" meta:word-count="129"/>
  </office:meta>
</office:document-meta>
</file>